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  <style:text-properties style:font-name="Times New Roman" fo:font-style="italic" style:font-style-asian="italic" style:font-style-complex="italic" style:text-position="sub 63.6%" fo:language="en" fo:country="GB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  <style:text-properties style:font-name="Times New Roman" fo:font-style="italic" style:font-style-asian="italic" style:font-style-complex="italic" style:text-position="sub 63.6%" fo:language="en" fo:country="GB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  <style:text-properties style:font-name="Times New Roman" fo:font-style="italic" style:font-style-asian="italic" style:font-style-complex="italic" style:text-position="sub 63.6%" fo:language="en" fo:country="GB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  <style:text-properties style:font-name="Times New Roman" fo:font-style="italic" style:font-style-asian="italic" style:font-style-complex="italic" style:text-position="sub 63.6%" fo:language="en" fo:country="GB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paragraph-properties fo:text-align="center"/>
      <style:text-properties style:font-name="Times New Roman" fo:font-style="italic" style:font-style-asian="italic" style:font-style-complex="italic" fo:font-size="9pt" style:font-size-asian="9pt" style:font-size-complex="9pt"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23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T24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T25" style:parent-style-name="DefaultParagraphFont" style:family="text">
      <style:text-properties style:font-name="Times New Roman" style:text-position="sub 66.6%" fo:font-size="6pt" style:font-size-asian="6pt" style:font-size-complex="6pt" fo:language="en" fo:country="GB"/>
    </style:style>
    <style:style style:name="T26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T27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P28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29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30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31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32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3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6pt" style:font-size-asian="6pt" style:font-size-complex="6pt" fo:language="en" fo:country="GB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6pt" style:font-size-asian="6pt" style:font-size-complex="6pt" fo:language="en" fo:country="GB"/>
    </style:style>
    <style:style style:name="P3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6pt" style:font-size-asian="6pt" style:font-size-complex="6pt" fo:language="en" fo:country="GB"/>
    </style:style>
    <style:style style:name="P36" style:parent-style-name="Normal" style:family="paragraph">
      <style:paragraph-properties fo:text-align="center"/>
      <style:text-properties style:font-name="Times New Roman" fo:color="#000000" fo:font-size="5pt" style:font-size-asian="5pt" style:font-size-complex="5pt" fo:language="en" fo:country="GB"/>
    </style:style>
    <style:style style:name="P37" style:parent-style-name="Normal" style:family="paragraph">
      <style:text-properties style:font-name="Times New Roman" fo:color="#000000" fo:font-size="5pt" style:font-size-asian="5pt" style:font-size-complex="5pt" fo:language="en" fo:country="GB"/>
    </style:style>
    <style:style style:name="P38" style:parent-style-name="Normal" style:family="paragraph">
      <style:paragraph-properties fo:text-align="center"/>
      <style:text-properties style:font-name="Times New Roman" fo:color="#000000" fo:font-size="5pt" style:font-size-asian="5pt" style:font-size-complex="5pt" fo:language="en" fo:country="GB"/>
    </style:style>
    <style:style style:name="P39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6pt" style:font-size-asian="6pt" style:font-size-complex="6pt" fo:language="en" fo:country="GB"/>
    </style:style>
    <style:style style:name="P40" style:parent-style-name="Normal" style:family="paragraph">
      <style:paragraph-properties fo:text-align="center"/>
      <style:text-properties style:font-name="Times New Roman" fo:color="#000000" fo:font-size="5pt" style:font-size-asian="5pt" style:font-size-complex="5pt" fo:language="en" fo:country="GB"/>
    </style:style>
    <style:style style:name="P41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2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3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4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5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48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T49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T50" style:parent-style-name="DefaultParagraphFont" style:family="text">
      <style:text-properties style:font-name="Times New Roman" style:text-position="sub 66.6%" fo:font-size="6pt" style:font-size-asian="6pt" style:font-size-complex="6pt" fo:language="en" fo:country="GB"/>
    </style:style>
    <style:style style:name="T51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T52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P53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4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5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6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7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58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6pt" style:font-size-asian="6pt" style:font-size-complex="6pt" fo:language="en" fo:country="GB"/>
    </style:style>
    <style:style style:name="P59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6pt" style:font-size-asian="6pt" style:font-size-complex="6pt" fo:language="en" fo:country="GB"/>
    </style:style>
    <style:style style:name="P6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6pt" style:font-size-asian="6pt" style:font-size-complex="6pt" fo:language="en" fo:country="GB"/>
    </style:style>
    <style:style style:name="P61" style:parent-style-name="Normal" style:family="paragraph">
      <style:paragraph-properties fo:text-align="center"/>
      <style:text-properties style:font-name="Times New Roman" fo:color="#000000" fo:font-size="5pt" style:font-size-asian="5pt" style:font-size-complex="5pt" fo:language="en" fo:country="GB"/>
    </style:style>
    <style:style style:name="P62" style:parent-style-name="Normal" style:family="paragraph">
      <style:text-properties style:font-name="Times New Roman" fo:color="#000000" fo:font-size="5pt" style:font-size-asian="5pt" style:font-size-complex="5pt" fo:language="en" fo:country="GB"/>
    </style:style>
    <style:style style:name="P63" style:parent-style-name="Normal" style:family="paragraph">
      <style:paragraph-properties fo:text-align="center"/>
      <style:text-properties style:font-name="Times New Roman" fo:color="#000000" fo:font-size="5pt" style:font-size-asian="5pt" style:font-size-complex="5pt" fo:language="en" fo:country="GB"/>
    </style:style>
    <style:style style:name="P6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6pt" style:font-size-asian="6pt" style:font-size-complex="6pt" fo:language="en" fo:country="GB"/>
    </style:style>
    <style:style style:name="P65" style:parent-style-name="Normal" style:family="paragraph">
      <style:paragraph-properties fo:text-align="center"/>
      <style:text-properties style:font-name="Times New Roman" fo:color="#000000" fo:font-size="5pt" style:font-size-asian="5pt" style:font-size-complex="5pt" fo:language="en" fo:country="GB"/>
    </style:style>
    <style:style style:name="P66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67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68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69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70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71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T72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T73" style:parent-style-name="DefaultParagraphFont" style:family="text">
      <style:text-properties style:font-name="Times New Roman" style:text-position="sub 66.6%" fo:font-size="6pt" style:font-size-asian="6pt" style:font-size-complex="6pt" fo:language="en" fo:country="GB"/>
    </style:style>
    <style:style style:name="T74" style:parent-style-name="DefaultParagraphFont" style:family="text">
      <style:text-properties style:font-name="Times New Roman" fo:font-size="6pt" style:font-size-asian="6pt" style:font-size-complex="6pt" fo:language="en" fo:country="GB"/>
    </style:style>
    <style:style style:name="P75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76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77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78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79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80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81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82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83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84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85" style:parent-style-name="Normal" style:family="paragraph">
      <style:text-properties style:font-name="Times New Roman" fo:color="#FFFFFF" fo:font-size="5pt" style:font-size-asian="5pt" style:font-size-complex="5pt" fo:language="en" fo:country="GB"/>
    </style:style>
    <style:style style:name="P86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87" style:parent-style-name="Normal" style:family="paragraph">
      <style:paragraph-properties fo:text-align="center"/>
      <style:text-properties style:font-name="Times New Roman" fo:font-size="6pt" style:font-size-asian="6pt" style:font-size-complex="6pt" fo:language="en" fo:country="GB"/>
    </style:style>
    <style:style style:name="P88" style:parent-style-name="Normal" style:family="paragraph">
      <style:paragraph-properties fo:text-align="center"/>
      <style:text-properties style:font-name="Times New Roman" fo:color="#FFFFFF" fo:font-size="5pt" style:font-size-asian="5pt" style:font-size-complex="5pt" fo:language="en" fo:country="GB"/>
    </style:style>
    <style:style style:name="P89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90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91" style:parent-style-name="Normal" style:family="paragraph">
      <style:text-properties style:font-name="Times New Roman" fo:font-size="6pt" style:font-size-asian="6pt" style:font-size-complex="6pt" fo:language="en" fo:country="GB"/>
    </style:style>
    <style:style style:name="P92" style:parent-style-name="Normal" style:family="paragraph">
      <style:text-properties style:font-name="Times New Roman" fo:font-size="6pt" style:font-size-asian="6pt" style:font-size-complex="6pt" fo:language="en" fo:country="GB"/>
    </style:style>
    <style:style style:family="graphic" style:name="a1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389in" svg:stroke-color="#a6a6a6" draw:marker-end="a30" svg:stroke-opacity="100%" draw:stroke-linejoin="miter" svg:stroke-linecap="butt"/>
    </style:style>
    <style:style style:family="graphic" style:name="a1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2">
      <style:graphic-properties draw:fill="none" draw:stroke="solid" svg:stroke-width="0.01042in" svg:stroke-color="#3b3838" svg:stroke-opacity="100%" draw:stroke-linejoin="round" svg:stroke-linecap="butt"/>
    </style:style>
    <style:style style:family="graphic" style:name="a12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3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1389in" svg:stroke-color="#a6a6a6" draw:marker-end="a36" svg:stroke-opacity="100%" draw:stroke-linejoin="miter" svg:stroke-linecap="butt"/>
    </style:style>
    <style:style style:family="graphic" style:name="a39">
      <style:graphic-properties draw:fill="none" draw:stroke="solid" svg:stroke-width="0.01389in" svg:stroke-color="#a6a6a6" draw:marker-end="a38" svg:stroke-opacity="100%" draw:stroke-linejoin="miter" svg:stroke-linecap="butt"/>
    </style:style>
    <style:style style:family="graphic" style:name="a8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4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40">
      <style:graphic-properties draw:fill="solid" draw:fill-color="#dae3f3" draw:opacity="100%" draw:stroke="solid" svg:stroke-width="0.01042in" svg:stroke-color="#3b3838" svg:stroke-opacity="100%" draw:stroke-linejoin="round" svg:stroke-linecap="butt"/>
    </style:style>
    <style:style style:family="graphic" style:name="a135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136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42">
      <style:graphic-properties draw:fill="none" draw:stroke="solid" svg:stroke-width="0.01389in" svg:stroke-color="#a6a6a6" draw:marker-end="a41" svg:stroke-opacity="100%" draw:stroke-linejoin="miter" svg:stroke-linecap="butt"/>
    </style:style>
    <style:style style:family="graphic" style:name="a137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43">
      <style:graphic-properties draw:fill="none" draw:stroke="solid" svg:stroke-width="0.01042in" svg:stroke-color="#3b3838" svg:stroke-opacity="100%" draw:stroke-linejoin="round" svg:stroke-linecap="butt"/>
    </style:style>
    <style:style style:family="graphic" style:name="a138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44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draw:fill="none" draw:stroke="solid" svg:stroke-width="0.01389in" svg:stroke-color="#a6a6a6" draw:marker-end="a47" svg:stroke-opacity="100%" draw:stroke-linejoin="miter" svg:stroke-linecap="butt"/>
    </style:style>
    <style:style style:family="graphic" style:name="a9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41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4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none" draw:stroke="solid" svg:stroke-width="0.01389in" svg:stroke-color="#a6a6a6" draw:marker-end="a49" svg:stroke-opacity="100%" draw:stroke-linejoin="miter" svg:stroke-linecap="butt"/>
    </style:style>
    <style:style style:family="graphic" style:name="a14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4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style:vertical-pos="middle"/>
    </style:style>
    <style:style style:family="graphic" style:name="a1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1">
      <style:graphic-properties draw:fill="none" draw:stroke="solid" svg:stroke-width="0.01389in" svg:stroke-color="#a6a6a6" draw:marker-end="a0" svg:stroke-opacity="100%" draw:stroke-linejoin="miter" svg:stroke-linecap="butt"/>
    </style:style>
    <style:style style:family="graphic" style:name="a2">
      <style:graphic-properties draw:fill="solid" draw:fill-color="#dae3f3" draw:opacity="100%" draw:stroke="solid" svg:stroke-width="0.01042in" svg:stroke-color="#3b3838" svg:stroke-opacity="100%" draw:stroke-linejoin="round" svg:stroke-linecap="butt"/>
    </style:style>
    <style:style style:family="graphic" style:name="a3">
      <style:graphic-properties draw:fill="none" draw:stroke="solid" svg:stroke-width="0.01042in" svg:stroke-color="#a6a6a6" svg:stroke-opacity="100%" draw:stroke-linejoin="miter" svg:stroke-linecap="butt"/>
    </style:style>
    <style:style style:family="graphic" style:name="a4">
      <style:graphic-properties draw:fill="none" draw:stroke="solid" svg:stroke-width="0.01042in" svg:stroke-color="#a6a6a6" svg:stroke-opacity="100%" draw:stroke-linejoin="miter" svg:stroke-linecap="butt"/>
    </style:style>
    <style:style style:family="graphic" style:name="a10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1389in" svg:stroke-color="#a6a6a6" draw:marker-end="a5" svg:stroke-opacity="100%" draw:stroke-linejoin="miter" svg:stroke-linecap="butt"/>
    </style:style>
    <style:style style:family="graphic" style:name="a102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7">
      <style:graphic-properties draw:fill="none" draw:stroke="solid" svg:stroke-width="0.01042in" svg:stroke-color="#3b3838" svg:stroke-opacity="100%" draw:stroke-linejoin="round" svg:stroke-linecap="butt"/>
    </style:style>
    <style:style style:family="graphic" style:name="a103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1">
      <style:graphic-properties draw:fill="solid" draw:fill-color="#afabab" draw:opacity="100%" draw:stroke="solid" svg:stroke-width="0.01389in" svg:stroke-color="#a6a6a6" svg:stroke-opacity="100%" draw:stroke-linejoin="miter" svg:stroke-linecap="butt"/>
    </style:style>
    <style:style style:family="graphic" style:name="a107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8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3">
      <style:graphic-properties style:vertical-pos="middle"/>
    </style:style>
    <style:style style:family="graphic" style:name="a109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7">
      <style:graphic-properties draw:fill="none" draw:stroke="solid" svg:stroke-width="0.01389in" svg:stroke-color="#a6a6a6" draw:marker-end="a16" svg:stroke-opacity="100%" draw:stroke-linejoin="miter" svg:stroke-linecap="butt"/>
    </style:style>
    <style:style style:family="graphic" style:name="a18">
      <style:graphic-properties draw:fill="solid" draw:fill-color="#dae3f3" draw:opacity="100%" draw:stroke="solid" svg:stroke-width="0.01042in" svg:stroke-color="#3b3838" svg:stroke-opacity="100%" draw:stroke-linejoin="round" svg:stroke-linecap="butt"/>
    </style:style>
    <style:style style:family="graphic" style:name="a15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">
      <style:graphic-properties style:vertical-pos="middle"/>
    </style:style>
    <style:style style:family="graphic" style:name="a15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style:vertical-pos="middle"/>
    </style:style>
    <style:style style:family="graphic" style:name="a15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style:vertical-pos="middle"/>
    </style:style>
    <style:style style:family="graphic" style:name="a15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1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>
      <style:graphic-properties draw:fill="none" draw:stroke="solid" svg:stroke-width="0.01389in" svg:stroke-color="#a6a6a6" draw:marker-end="a19" svg:stroke-opacity="100%" draw:stroke-linejoin="miter" svg:stroke-linecap="butt"/>
    </style:style>
    <style:style style:family="graphic" style:name="a1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draw:fill="none" draw:stroke="solid" svg:stroke-width="0.01042in" svg:stroke-color="#3b3838" svg:stroke-opacity="100%" draw:stroke-linejoin="round" svg:stroke-linecap="butt"/>
    </style:style>
    <style:style style:family="graphic" style:name="a1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">
      <style:graphic-properties draw:fill="none" draw:stroke="solid" svg:stroke-width="0.01389in" svg:stroke-color="#a6a6a6" draw:marker-end="a25" svg:stroke-opacity="100%" draw:stroke-linejoin="miter" svg:stroke-linecap="butt"/>
    </style:style>
    <style:style style:family="graphic" style:name="a28">
      <style:graphic-properties draw:fill="none" draw:stroke="solid" svg:stroke-width="0.01389in" svg:stroke-color="#a6a6a6" draw:marker-end="a27" svg:stroke-opacity="100%" draw:stroke-linejoin="miter" svg:stroke-linecap="butt"/>
    </style:style>
    <style:style style:family="graphic" style:name="a29">
      <style:graphic-properties draw:fill="solid" draw:fill-color="#dae3f3" draw:opacity="100%" draw:stroke="solid" svg:stroke-width="0.01042in" svg:stroke-color="#3b3838" svg:stroke-opacity="100%" draw:stroke-linejoin="round" svg:stroke-linecap="butt"/>
    </style:style>
    <style:style style:family="graphic" style:name="a70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71">
      <style:graphic-properties draw:fill="solid" draw:fill-color="#d9d9d9" draw:opacity="100%" draw:stroke="solid" svg:stroke-width="0.00694in" svg:stroke-color="#000000" svg:stroke-opacity="100%" draw:stroke-linejoin="miter" svg:stroke-linecap="butt"/>
    </style:style>
    <style:style style:family="graphic" style:name="a72">
      <style:graphic-properties draw:fill="solid" draw:fill-color="#f2f2f2" draw:opacity="100%" draw:stroke="solid" svg:stroke-width="0.00694in" svg:stroke-color="#000000" svg:stroke-opacity="100%" draw:stroke-linejoin="miter" svg:stroke-linecap="butt"/>
    </style:style>
    <style:style style:family="graphic" style:name="a73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74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75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76">
      <style:graphic-properties draw:fill="solid" draw:fill-color="#ffffff" draw:opacity="100%" draw:stroke="solid" svg:stroke-width="0.00694in" svg:stroke-color="#000000" svg:stroke-opacity="100%" draw:stroke-linejoin="miter" svg:stroke-linecap="butt"/>
    </style:style>
    <style:style style:family="graphic" style:name="a7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/>
      <text:p text:style-name="Normal"><draw:g draw:z-index="251752448" draw:name="Group 168" draw:id="id14" draw:style-name="a12" text:anchor-type="paragraph"><svg:title/><svg:desc/><draw:g draw:name="Group 103" draw:id="id12"><svg:title/><svg:desc/><draw:g draw:name="Group 101" draw:id="id10"><svg:title/><svg:desc/><draw:g draw:name="Group 89" draw:id="id8"><svg:title/><svg:desc/><draw:g draw:name="Group 87" draw:id="id6"><svg:title/><svg:desc/><draw:connector draw:type="line" svg:x1="1.17237in" svg:y1="0.91348in" svg:x2="1.17237in" svg:y2="0.44123in" draw:id="id0" draw:style-name="a1" draw:name="Straight Arrow Connector 77"><svg:title/><svg:desc/></draw:connector><draw:custom-shape svg:x="1.04995in" svg:y="0.18888in" svg:width="0.24973in" svg:height="0.2548in" draw:id="id1" draw:style-name="a2" draw:name="Oval 75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standard" svg:x1="1.50996in" svg:y1="1.08525in" svg:x2="0.72677in" svg:y2="0.71318in" draw:id="id2" draw:style-name="a3" draw:name="Connector: Elbow 83"><svg:title/><svg:desc/></draw:connector><draw:connector draw:type="standard" svg:x1="0.73289in" svg:y1="0.71318in" svg:x2="1.51409in" svg:y2="1.08525in" draw:id="id3" draw:style-name="a4" draw:name="Connector: Elbow 84"><svg:title/><svg:desc/></draw:connector><draw:connector draw:type="line" svg:x1="1.17237in" svg:y1="1.64327in" svg:x2="1.17237in" svg:y2="1.24973in" draw:id="id4" draw:style-name="a6" draw:name="Straight Arrow Connector 85"><svg:title/><svg:desc/></draw:connector><draw:custom-shape svg:x="1.04995in" svg:y="1.64418in" svg:width="0.24973in" svg:height="0.25476in" draw:id="id5" draw:style-name="a7" draw:name="Oval 86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draw:frame draw:id="id7" draw:style-name="a8" draw:name="Text Box 88" svg:x="0.95966in" svg:y="0.86337in" svg:width="0.40446in" svg:height="0.38179in" style:rel-width="scale" style:rel-height="scale"><draw:text-box><text:p text:style-name="P2"><draw:frame draw:style-name="a13" text:anchor-type="as-char" svg:x="0in" svg:y="0in" svg:width="3.59167in" svg:height="0.25in" style:rel-width="scale" style:rel-height="scale"><draw:object xlink:href="Object 1/" xlink:type="simple" xlink:show="embed" xlink:actuate="onLoad"/></draw:frame></text:p><text:p text:style-name="P3"/></draw:text-box><svg:title/><svg:desc/></draw:frame></draw:g><draw:frame draw:id="id9" draw:style-name="a9" draw:name="Text Box 100" svg:x="0.95985in" svg:y="0.16806in" svg:width="0.44535in" svg:height="0.33458in" style:rel-width="scale" style:rel-height="scale"><draw:text-box><text:p text:style-name="P4"><draw:frame draw:style-name="a14" text:anchor-type="as-char" svg:x="0in" svg:y="0in" svg:width="3.59167in" svg:height="0.21667in" style:rel-width="scale" style:rel-height="scale"><draw:object xlink:href="Object 2/" xlink:type="simple" xlink:show="embed" xlink:actuate="onLoad"/></draw:frame></text:p></draw:text-box><svg:title/><svg:desc/></draw:frame></draw:g><draw:frame draw:id="id11" draw:style-name="a10" draw:name="Text Box 102" svg:x="0.95093in" svg:y="1.63354in" svg:width="0.44498in" svg:height="0.33451in" style:rel-width="scale" style:rel-height="scale"><draw:text-box><text:p text:style-name="P5"><draw:frame draw:style-name="a15" text:anchor-type="as-char" svg:x="0in" svg:y="0in" svg:width="0.08333in" svg:height="0.175in" style:rel-width="scale" style:rel-height="scale"><draw:object xlink:href="Object 3/" xlink:type="simple" xlink:show="embed" xlink:actuate="onLoad"/></draw:frame></text:p></draw:text-box><svg:title/><svg:desc/></draw:frame></draw:g><draw:custom-shape svg:x="0.6752in" svg:y="0.87437in" svg:width="0.07082in" svg:height="0.06666in" draw:id="id13" draw:style-name="a11" draw:name="Isosceles Triangle 160"><svg:title/><svg:desc/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/draw:g></text:p>
      <text:p text:style-name="Normal"/>
      <text:p text:style-name="Normal"><draw:g draw:z-index="251758592" draw:name="Group 165" draw:id="id58" draw:style-name="a53" text:anchor-type="paragraph"><svg:title/><svg:desc/><draw:g draw:name="Group 159" draw:id="id54"><svg:title/><svg:desc/><draw:g draw:name="Group 119" draw:id="id27"><svg:title/><svg:desc/><draw:g draw:name="Group 104" draw:id="id25"><svg:title/><svg:desc/><draw:g draw:name="Group 105" draw:id="id23"><svg:title/><svg:desc/><draw:g draw:name="Group 106" draw:id="id21"><svg:title/><svg:desc/><draw:g draw:name="Group 107" draw:id="id19"><svg:title/><svg:desc/><draw:connector draw:type="line" svg:x1="2.62459in" svg:y1="0.29313in" svg:x2="2.62459in" svg:y2="-0.17915in" draw:id="id15" draw:style-name="a17" draw:name="Straight Arrow Connector 108"><svg:title/><svg:desc/></draw:connector><draw:custom-shape svg:x="2.50208in" svg:y="-0.43151in" svg:width="0.24992in" svg:height="0.25481in" draw:id="id16" draw:style-name="a18" draw:name="Oval 109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2.62459in" svg:y1="1.02296in" svg:x2="2.62459in" svg:y2="0.62939in" draw:id="id17" draw:style-name="a20" draw:name="Straight Arrow Connector 112"><svg:title/><svg:desc/></draw:connector><draw:custom-shape svg:x="2.50208in" svg:y="1.02386in" svg:width="0.24992in" svg:height="0.25477in" draw:id="id18" draw:style-name="a21" draw:name="Oval 113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draw:frame draw:id="id20" draw:style-name="a22" draw:name="Text Box 114" svg:x="2.41191in" svg:y="0.24301in" svg:width="0.43554in" svg:height="0.38181in" style:rel-width="scale" style:rel-height="scale"><draw:text-box><text:p text:style-name="P6"><draw:frame draw:style-name="a54" text:anchor-type="as-char" svg:x="0in" svg:y="0in" svg:width="0.29167in" svg:height="0.20833in" style:rel-width="scale" style:rel-height="scale"><draw:object xlink:href="Object 4/" xlink:type="simple" xlink:show="embed" xlink:actuate="onLoad"/></draw:frame></text:p><text:p text:style-name="P7"/></draw:text-box><svg:title/><svg:desc/></draw:frame></draw:g><draw:frame draw:id="id22" draw:style-name="a23" draw:name="Text Box 115" svg:x="2.41191in" svg:y="-0.45234in" svg:width="0.44569in" svg:height="0.3346in" style:rel-width="scale" style:rel-height="scale"><draw:text-box><text:p text:style-name="P8"><draw:frame draw:style-name="a55" text:anchor-type="as-char" svg:x="0in" svg:y="0in" svg:width="0.28333in" svg:height="0.175in" style:rel-width="scale" style:rel-height="scale"><draw:object xlink:href="Object 5/" xlink:type="simple" xlink:show="embed" xlink:actuate="onLoad"/></draw:frame></text:p></draw:text-box><svg:title/><svg:desc/></draw:frame></draw:g><draw:frame draw:id="id24" draw:style-name="a24" draw:name="Text Box 116" svg:x="2.41191in" svg:y="1.00132in" svg:width="0.44532in" svg:height="0.33453in" style:rel-width="scale" style:rel-height="scale"><draw:text-box><text:p text:style-name="P9"><draw:frame draw:style-name="a56" text:anchor-type="as-char" svg:x="0in" svg:y="0in" svg:width="0.28333in" svg:height="0.175in" style:rel-width="scale" style:rel-height="scale"><draw:object xlink:href="Object 6/" xlink:type="simple" xlink:show="embed" xlink:actuate="onLoad"/></draw:frame></text:p></draw:text-box><svg:title/><svg:desc/></draw:frame></draw:g><draw:connector draw:type="line" svg:x1="3.01175in" svg:y1="0.59208in" svg:x2="3.01175in" svg:y2="0.27722in" draw:id="id26" draw:style-name="a26" draw:transform="translate(-3.01175in -0.43465in) rotate(-4.71239) translate(3.01175in 0.43465in)" draw:name="Straight Arrow Connector 117"><svg:title/><svg:desc/></draw:connector></draw:g><draw:g draw:name="Group 133" draw:id="id40"><svg:title/><svg:desc/><draw:g draw:name="Group 134" draw:id="id38"><svg:title/><svg:desc/><draw:g draw:name="Group 135" draw:id="id36"><svg:title/><svg:desc/><draw:g draw:name="Group 136" draw:id="id34"><svg:title/><svg:desc/><draw:g draw:name="Group 137" draw:id="id32"><svg:title/><svg:desc/><draw:connector draw:type="line" svg:x1="3.38293in" svg:y1="0.29313in" svg:x2="3.38293in" svg:y2="-0.17915in" draw:id="id28" draw:style-name="a28" draw:name="Straight Arrow Connector 138"><svg:title/><svg:desc/></draw:connector><draw:custom-shape svg:x="3.26042in" svg:y="-0.43151in" svg:width="0.24992in" svg:height="0.25481in" draw:id="id29" draw:style-name="a29" draw:name="Oval 139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3.38293in" svg:y1="1.02296in" svg:x2="3.38293in" svg:y2="0.62939in" draw:id="id30" draw:style-name="a31" draw:name="Straight Arrow Connector 140"><svg:title/><svg:desc/></draw:connector><draw:custom-shape svg:x="3.26042in" svg:y="1.02386in" svg:width="0.24992in" svg:height="0.25477in" draw:id="id31" draw:style-name="a32" draw:name="Oval 141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draw:frame draw:id="id33" draw:style-name="a33" draw:name="Text Box 142" svg:x="3.17025in" svg:y="0.24301in" svg:width="0.43554in" svg:height="0.38181in" style:rel-width="scale" style:rel-height="scale"><draw:text-box><text:p text:style-name="P10"><draw:frame draw:style-name="a57" text:anchor-type="as-char" svg:x="0in" svg:y="0in" svg:width="0.14167in" svg:height="0.20833in" style:rel-width="scale" style:rel-height="scale"><draw:object xlink:href="Object 7/" xlink:type="simple" xlink:show="embed" xlink:actuate="onLoad"/></draw:frame></text:p><text:p text:style-name="P11"/></draw:text-box><svg:title/><svg:desc/></draw:frame></draw:g><draw:frame draw:id="id35" draw:style-name="a34" draw:name="Text Box 143" svg:x="3.17025in" svg:y="-0.45234in" svg:width="0.44569in" svg:height="0.3346in" style:rel-width="scale" style:rel-height="scale"><draw:text-box><text:p text:style-name="P12"><draw:frame draw:style-name="a58" text:anchor-type="as-char" svg:x="0in" svg:y="0in" svg:width="0.14167in" svg:height="0.175in" style:rel-width="scale" style:rel-height="scale"><draw:object xlink:href="Object 8/" xlink:type="simple" xlink:show="embed" xlink:actuate="onLoad"/></draw:frame></text:p></draw:text-box><svg:title/><svg:desc/></draw:frame></draw:g><draw:frame draw:id="id37" draw:style-name="a35" draw:name="Text Box 144" svg:x="3.17025in" svg:y="1.00132in" svg:width="0.44532in" svg:height="0.33453in" style:rel-width="scale" style:rel-height="scale"><draw:text-box><text:p text:style-name="P13"><draw:frame draw:style-name="a59" text:anchor-type="as-char" svg:x="0in" svg:y="0in" svg:width="0.14167in" svg:height="0.175in" style:rel-width="scale" style:rel-height="scale"><draw:object xlink:href="Object 9/" xlink:type="simple" xlink:show="embed" xlink:actuate="onLoad"/></draw:frame></text:p></draw:text-box><svg:title/><svg:desc/></draw:frame></draw:g><draw:connector draw:type="line" svg:x1="3.77009in" svg:y1="0.59208in" svg:x2="3.77009in" svg:y2="0.27722in" draw:id="id39" draw:style-name="a37" draw:transform="translate(-3.77009in -0.43465in) rotate(-4.71239) translate(3.77009in 0.43465in)" draw:name="Straight Arrow Connector 145"><svg:title/><svg:desc/></draw:connector></draw:g><draw:g draw:name="Group 146" draw:id="id53"><svg:title/><svg:desc/><draw:g draw:name="Group 147" draw:id="id51"><svg:title/><svg:desc/><draw:g draw:name="Group 148" draw:id="id49"><svg:title/><svg:desc/><draw:g draw:name="Group 149" draw:id="id47"><svg:title/><svg:desc/><draw:g draw:name="Group 150" draw:id="id45"><svg:title/><svg:desc/><draw:connector draw:type="line" svg:x1="4.14126in" svg:y1="0.29313in" svg:x2="4.14126in" svg:y2="-0.17915in" draw:id="id41" draw:style-name="a39" draw:name="Straight Arrow Connector 151"><svg:title/><svg:desc/></draw:connector><draw:custom-shape svg:x="4.01875in" svg:y="-0.43151in" svg:width="0.24992in" svg:height="0.25481in" draw:id="id42" draw:style-name="a40" draw:name="Oval 152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14126in" svg:y1="1.02296in" svg:x2="4.14126in" svg:y2="0.62939in" draw:id="id43" draw:style-name="a42" draw:name="Straight Arrow Connector 153"><svg:title/><svg:desc/></draw:connector><draw:custom-shape svg:x="4.01875in" svg:y="1.02386in" svg:width="0.24992in" svg:height="0.25477in" draw:id="id44" draw:style-name="a43" draw:name="Oval 154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draw:g><draw:frame draw:id="id46" draw:style-name="a44" draw:name="Text Box 155" svg:x="3.92858in" svg:y="0.24301in" svg:width="0.43554in" svg:height="0.38181in" style:rel-width="scale" style:rel-height="scale"><draw:text-box><text:p text:style-name="P14"><draw:frame draw:style-name="a60" text:anchor-type="as-char" svg:x="0in" svg:y="0in" svg:width="0.29167in" svg:height="0.20833in" style:rel-width="scale" style:rel-height="scale"><draw:object xlink:href="Object 10/" xlink:type="simple" xlink:show="embed" xlink:actuate="onLoad"/></draw:frame></text:p><text:p text:style-name="P15"/></draw:text-box><svg:title/><svg:desc/></draw:frame></draw:g><draw:frame draw:id="id48" draw:style-name="a45" draw:name="Text Box 156" svg:x="3.92858in" svg:y="-0.45234in" svg:width="0.44569in" svg:height="0.3346in" style:rel-width="scale" style:rel-height="scale"><draw:text-box><text:p text:style-name="P16"><draw:frame draw:style-name="a61" text:anchor-type="as-char" svg:x="0in" svg:y="0in" svg:width="0.28333in" svg:height="0.175in" style:rel-width="scale" style:rel-height="scale"><draw:object xlink:href="Object 11/" xlink:type="simple" xlink:show="embed" xlink:actuate="onLoad"/></draw:frame></text:p></draw:text-box><svg:title/><svg:desc/></draw:frame></draw:g><draw:frame draw:id="id50" draw:style-name="a46" draw:name="Text Box 157" svg:x="3.92858in" svg:y="1.00132in" svg:width="0.44532in" svg:height="0.33453in" style:rel-width="scale" style:rel-height="scale"><draw:text-box><text:p text:style-name="P17"><draw:frame draw:style-name="a62" text:anchor-type="as-char" svg:x="0in" svg:y="0in" svg:width="0.28333in" svg:height="0.175in" style:rel-width="scale" style:rel-height="scale"><draw:object xlink:href="Object 12/" xlink:type="simple" xlink:show="embed" xlink:actuate="onLoad"/></draw:frame></text:p></draw:text-box><svg:title/><svg:desc/></draw:frame></draw:g><draw:connector draw:type="line" svg:x1="4.52842in" svg:y1="0.59208in" svg:x2="4.52842in" svg:y2="0.27722in" draw:id="id52" draw:style-name="a48" draw:transform="translate(-4.52842in -0.43465in) rotate(-4.71239) translate(4.52842in 0.43465in)" draw:name="Straight Arrow Connector 158"><svg:title/><svg:desc/></draw:connector></draw:g></draw:g><draw:connector draw:type="line" svg:x1="2.253in" svg:y1="0.59066in" svg:x2="2.253in" svg:y2="0.2758in" draw:id="id55" draw:style-name="a50" draw:transform="translate(-2.253in -0.43323in) rotate(-4.71239) translate(2.253in 0.43323in)" draw:name="Straight Arrow Connector 161"><svg:title/><svg:desc/></draw:connector><draw:frame draw:id="id56" draw:style-name="a51" draw:name="Text Box 163" svg:x="4.64876in" svg:y="0.23626in" svg:width="0.34211in" svg:height="0.28947in" style:rel-width="scale" style:rel-height="scale"><draw:text-box><text:p text:style-name="P18">…</text:p></draw:text-box><svg:title/><svg:desc/></draw:frame><draw:frame draw:id="id57" draw:style-name="a52" draw:name="Text Box 164" svg:x="1.81542in" svg:y="0.23626in" svg:width="0.34211in" svg:height="0.28947in" style:rel-width="scale" style:rel-height="scale"><draw:text-box><text:p text:style-name="P19">…</text:p></draw:text-box><svg:title/><svg:desc/></draw:frame></draw:g></text:p>
      <text:p text:style-name="Normal"><draw:frame draw:z-index="251759616" draw:id="id59" draw:style-name="a63" draw:name="Text Box 167" text:anchor-type="paragraph" svg:x="1.35734in" svg:y="0.24058in" svg:width="0.98403in" svg:height="0.36042in" style:rel-width="scale" style:rel-height="scale"><draw:text-box><text:p text:style-name="P20">is equivalent to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764736" draw:id="id60" draw:style-name="a64" draw:name="Text Box 216" text:anchor-type="paragraph" svg:x="1.01111in" svg:y="0.2628in" svg:width="1.81389in" svg:height="0.26667in" style:rel-width="scale" style:rel-height="scale"><draw:text-box><text:p text:style-name="P21">News Headlines</text:p></draw:text-box><svg:title/><svg:desc/></draw:frame></text:p>
      <text:p text:style-name="Normal"><draw:g draw:z-index="251721728" draw:name="Group 174" draw:id="id100" draw:style-name="a96" text:anchor-type="paragraph"><svg:title/><svg:desc/><draw:g draw:name="Group 109" draw:id="id98"><svg:title/><svg:desc/><draw:frame draw:id="id61" draw:style-name="a65" draw:name="Text Box 33" svg:x="0.93666in" svg:y="1.35045in" svg:width="0.98383in" svg:height="0.23192in" style:rel-width="scale" style:rel-height="scale"><draw:text-box><text:p text:style-name="P22">Precision = 0.604</text:p></draw:text-box><svg:title/><svg:desc/></draw:frame><draw:frame draw:id="id62" draw:style-name="a66" draw:name="Text Box 34" svg:x="0.93333in" svg:y="1.47711in" svg:width="0.98383in" svg:height="0.23192in" style:rel-width="scale" style:rel-height="scale"><draw:text-box><text:p text:style-name="P23">Recall = 0.619</text:p></draw:text-box><svg:title/><svg:desc/></draw:frame><draw:frame draw:id="id63" draw:style-name="a67" draw:name="Text Box 35" svg:x="1.9198in" svg:y="1.35045in" svg:width="0.98383in" svg:height="0.23192in" style:rel-width="scale" style:rel-height="scale"><draw:text-box><text:p text:style-name="Normal"><text:span text:style-name="T24">F</text:span><text:span text:style-name="T25">1</text:span><text:span text:style-name="T26"><text:s/>Score = 0.</text:span><text:span text:style-name="T27">611</text:span></text:p></draw:text-box><svg:title/><svg:desc/></draw:frame><draw:frame draw:id="id64" draw:style-name="a68" draw:name="Text Box 36" svg:x="1.91647in" svg:y="1.47711in" svg:width="0.98383in" svg:height="0.23192in" style:rel-width="scale" style:rel-height="scale"><draw:text-box><text:p text:style-name="P28">MCC = 0.398</text:p></draw:text-box><svg:title/><svg:desc/></draw:frame><draw:g draw:name="Group 108" draw:id="id97"><svg:title/><svg:desc/><draw:g draw:name="Group 41" draw:id="id94"><svg:title/><svg:desc/><draw:g draw:name="Group 15" draw:id="id75"><svg:title/><svg:desc/><draw:g draw:name="Group 10" draw:id="id73"><svg:title/><svg:desc/><draw:custom-shape svg:x="1.67644in" svg:y="0.55206in" svg:width="0.62471in" svg:height="0.40524in" draw:id="id65" draw:style-name="a69" draw:name="Rectangle 1"><svg:title/><svg:desc/><draw:enhanced-geometry draw:type="non-primitive" svg:viewBox="0 0 21600 21600" draw:enhanced-path="M 0 0 L 21600 0 21600 21600 0 21600 Z N"/></draw:custom-shape><draw:custom-shape svg:x="2.29819in" svg:y="0.55206in" svg:width="0.62471in" svg:height="0.40524in" draw:id="id66" draw:style-name="a70" draw:name="Rectangle 3"><svg:title/><svg:desc/><draw:enhanced-geometry draw:type="non-primitive" svg:viewBox="0 0 21600 21600" draw:enhanced-path="M 0 0 L 21600 0 21600 21600 0 21600 Z N"/></draw:custom-shape><draw:custom-shape svg:x="1.67387in" svg:y="0.95507in" svg:width="0.62471in" svg:height="0.40524in" draw:id="id67" draw:style-name="a71" draw:name="Rectangle 4"><svg:title/><svg:desc/><draw:enhanced-geometry draw:type="non-primitive" svg:viewBox="0 0 21600 21600" draw:enhanced-path="M 0 0 L 21600 0 21600 21600 0 21600 Z N"/></draw:custom-shape><draw:custom-shape svg:x="2.29808in" svg:y="0.95507in" svg:width="0.62471in" svg:height="0.40524in" draw:id="id68" draw:style-name="a72" draw:name="Rectangle 5"><svg:title/><svg:desc/><draw:enhanced-geometry draw:type="non-primitive" svg:viewBox="0 0 21600 21600" draw:enhanced-path="M 0 0 L 21600 0 21600 21600 0 21600 Z N"/></draw:custom-shape><draw:custom-shape svg:x="1.67965in" svg:y="0.33152in" svg:width="0.62471in" svg:height="0.21962in" draw:id="id69" draw:style-name="a73" draw:name="Rectangle 6"><svg:title/><svg:desc/><draw:enhanced-geometry draw:type="non-primitive" svg:viewBox="0 0 21600 21600" draw:enhanced-path="M 0 0 L 21600 0 21600 21600 0 21600 Z N"/></draw:custom-shape><draw:custom-shape svg:x="2.29808in" svg:y="0.33153in" svg:width="0.62471in" svg:height="0.21962in" draw:id="id70" draw:style-name="a74" draw:name="Rectangle 7"><svg:title/><svg:desc/><draw:enhanced-geometry draw:type="non-primitive" svg:viewBox="0 0 21600 21600" draw:enhanced-path="M 0 0 L 21600 0 21600 21600 0 21600 Z N"/></draw:custom-shape><draw:custom-shape svg:x="1.05174in" svg:y="0.54983in" svg:width="0.62471in" svg:height="0.40524in" draw:id="id71" draw:style-name="a75" draw:name="Rectangle 8"><svg:title/><svg:desc/><draw:enhanced-geometry draw:type="non-primitive" svg:viewBox="0 0 21600 21600" draw:enhanced-path="M 0 0 L 21600 0 21600 21600 0 21600 Z N"/></draw:custom-shape><draw:custom-shape svg:x="1.05174in" svg:y="0.95507in" svg:width="0.62471in" svg:height="0.40524in" draw:id="id72" draw:style-name="a76" draw:name="Rectangle 9"><svg:title/><svg:desc/><draw:enhanced-geometry draw:type="non-primitive" svg:viewBox="0 0 21600 21600" draw:enhanced-path="M 0 0 L 21600 0 21600 21600 0 21600 Z N"/></draw:custom-shape></draw:g><draw:frame draw:id="id74" draw:style-name="a77" draw:name="Text Box 11" svg:x="1.64684in" svg:y="0.55763in" svg:width="0.69627in" svg:height="0.23206in" style:rel-width="scale" style:rel-height="scale"><draw:text-box><text:p text:style-name="P29">True Positives</text:p></draw:text-box><svg:title/><svg:desc/></draw:frame></draw:g><draw:g draw:name="Group 40" draw:id="id93"><svg:title/><svg:desc/><draw:g draw:name="Group 39" draw:id="id79"><svg:title/><svg:desc/><draw:frame draw:id="id76" draw:style-name="a78" draw:name="Text Box 16" svg:x="1.62023in" svg:y="0.94894in" svg:width="0.74714in" svg:height="0.22304in" style:rel-width="scale" style:rel-height="scale"><draw:text-box><text:p text:style-name="P30">False Negatives</text:p></draw:text-box><svg:title/><svg:desc/></draw:frame><draw:frame draw:id="id77" draw:style-name="a79" draw:name="Text Box 17" svg:x="2.25244in" svg:y="0.95875in" svg:width="0.74131in" svg:height="0.23186in" style:rel-width="scale" style:rel-height="scale"><draw:text-box><text:p text:style-name="P31">True Negatives</text:p></draw:text-box><svg:title/><svg:desc/></draw:frame><draw:frame draw:id="id78" draw:style-name="a80" draw:name="Text Box 18" svg:x="2.25734in" svg:y="0.55693in" svg:width="0.73639in" svg:height="0.23186in" style:rel-width="scale" style:rel-height="scale"><draw:text-box><text:p text:style-name="P32">False<text:s/>Positives</text:p></draw:text-box><svg:title/><svg:desc/></draw:frame></draw:g><draw:g draw:name="Group 37" draw:id="id92"><svg:title/><svg:desc/><draw:frame draw:id="id80" draw:style-name="a81" draw:name="Text Box 19" svg:x="1.63493in" svg:y="0.29722in" svg:width="0.69567in" svg:height="0.19437in" style:rel-width="scale" style:rel-height="scale"><draw:text-box><text:p text:style-name="P33">Sarcastic</text:p></draw:text-box><svg:title/><svg:desc/></draw:frame><draw:frame draw:id="id81" draw:style-name="a82" draw:name="Text Box 22" svg:x="0.97333in" svg:y="0.93914in" svg:width="0.78553in" svg:height="0.23186in" style:rel-width="scale" style:rel-height="scale"><draw:text-box><text:p text:style-name="P34">Non-Sarcastic</text:p></draw:text-box><svg:title/><svg:desc/></draw:frame><draw:frame draw:id="id82" draw:style-name="a83" draw:name="Text Box 23" svg:x="1.03213in" svg:y="0.55693in" svg:width="0.69627in" svg:height="0.23206in" style:rel-width="scale" style:rel-height="scale"><draw:text-box><text:p text:style-name="P35">Sarcastic</text:p></draw:text-box><svg:title/><svg:desc/></draw:frame><draw:frame draw:id="id83" draw:style-name="a84" draw:name="Text Box 24" svg:x="1.02723in" svg:y="0.65004in" svg:width="0.7046in" svg:height="0.23186in" style:rel-width="scale" style:rel-height="scale"><draw:text-box><text:p text:style-name="P36">(True Label)</text:p></draw:text-box><svg:title/><svg:desc/></draw:frame><draw:frame draw:id="id84" draw:style-name="a85" draw:name="Text Box 25" svg:x="1.09094in" svg:y="1.04205in" svg:width="0.61127in" svg:height="0.23186in" style:rel-width="scale" style:rel-height="scale"><draw:text-box><text:p text:style-name="P37">(True Label)</text:p></draw:text-box><svg:title/><svg:desc/></draw:frame><draw:frame draw:id="id85" draw:style-name="a86" draw:name="Text Box 26" svg:x="1.63493in" svg:y="0.38542in" svg:width="0.69329in" svg:height="0.23186in" style:rel-width="scale" style:rel-height="scale"><draw:text-box><text:p text:style-name="P38">(Predicted Label)</text:p></draw:text-box><svg:title/><svg:desc/></draw:frame><draw:frame draw:id="id86" draw:style-name="a87" draw:name="Text Box 27" svg:x="2.22494in" svg:y="0.29722in" svg:width="0.75232in" svg:height="0.19437in" style:rel-width="scale" style:rel-height="scale"><draw:text-box><text:p text:style-name="P39">Non-Sarcastic</text:p></draw:text-box><svg:title/><svg:desc/></draw:frame><draw:frame draw:id="id87" draw:style-name="a88" draw:name="Text Box 28" svg:x="2.25734in" svg:y="0.38542in" svg:width="0.72334in" svg:height="0.23186in" style:rel-width="scale" style:rel-height="scale"><draw:text-box><text:p text:style-name="P40">(Predicted Label)</text:p></draw:text-box><svg:title/><svg:desc/></draw:frame><draw:frame draw:id="id88" draw:style-name="a89" draw:name="Text Box 29" svg:x="1.77216in" svg:y="0.67944in" svg:width="0.46083in" svg:height="0.23206in" style:rel-width="scale" style:rel-height="scale"><draw:text-box><text:p text:style-name="P41">271</text:p></draw:text-box><svg:title/><svg:desc/></draw:frame><draw:frame draw:id="id89" draw:style-name="a90" draw:name="Text Box 30" svg:x="2.37985in" svg:y="0.66964in" svg:width="0.46083in" svg:height="0.23206in" style:rel-width="scale" style:rel-height="scale"><draw:text-box><text:p text:style-name="P42">178</text:p></draw:text-box><svg:title/><svg:desc/></draw:frame><draw:frame draw:id="id90" draw:style-name="a91" draw:name="Text Box 31" svg:x="1.79666in" svg:y="1.09105in" svg:width="0.46031in" svg:height="0.23186in" style:rel-width="scale" style:rel-height="scale"><draw:text-box><text:p text:style-name="P43">167</text:p></draw:text-box><svg:title/><svg:desc/></draw:frame><draw:frame draw:id="id91" draw:style-name="a92" draw:name="Text Box 32" svg:x="2.40436in" svg:y="1.08125in" svg:width="0.46083in" svg:height="0.23206in" style:rel-width="scale" style:rel-height="scale"><draw:text-box><text:p text:style-name="P44">638</text:p></draw:text-box><svg:title/><svg:desc/></draw:frame></draw:g></draw:g></draw:g><draw:connector draw:type="line" svg:x1="1.66509in" svg:y1="0.31389in" svg:x2="2.93289in" svg:y2="0.31389in" draw:id="id95" draw:style-name="a93" draw:name="Straight Connector 106"><svg:title/><svg:desc/></draw:connector><draw:connector draw:type="line" svg:x1="0.61406in" svg:y1="0.96008in" svg:x2="1.45018in" svg:y2="0.96008in" draw:id="id96" draw:style-name="a94" draw:transform="translate(-1.03212in -0.96008in) rotate(-1.5708) translate(1.03212in 0.96008in)" draw:name="Straight Connector 107"><svg:title/><svg:desc/></draw:connector></draw:g></draw:g><draw:frame draw:id="id99" draw:style-name="a95" draw:name="Text Box 110" svg:x="1.07222in" svg:y="0.30833in" svg:width="0.575in" svg:height="0.23125in" style:rel-width="scale" style:rel-height="scale"><draw:text-box><text:p text:style-name="P45">N =<text:s/>1254</text:p></draw:text-box><svg:title/><svg:desc/></draw:frame></draw:g></text:p>
      <text:p text:style-name="Normal"/>
      <text:p text:style-name="Normal"><draw:frame draw:z-index="251762688" draw:id="id101" draw:style-name="a97" draw:name="Text Box 215" text:anchor-type="paragraph" svg:x="1.05in" svg:y="1.425in" svg:width="1.81389in" svg:height="0.26667in" style:rel-width="scale" style:rel-height="scale"><draw:text-box><text:p text:style-name="P46">Twitter</text:p></draw:text-box><svg:title/><svg:desc/></draw:frame><draw:g draw:z-index="251761664" draw:name="Group 175" draw:id="id141" draw:style-name="a129" text:anchor-type="paragraph"><svg:title/><svg:desc/><draw:g draw:name="Group 109" draw:id="id139"><svg:title/><svg:desc/><draw:frame draw:id="id102" draw:style-name="a98" draw:name="Text Box 33" svg:x="0.88666in" svg:y="2.83093in" svg:width="0.98383in" svg:height="0.23192in" style:rel-width="scale" style:rel-height="scale"><draw:text-box><text:p text:style-name="P47">Precision = 0.388</text:p></draw:text-box><svg:title/><svg:desc/></draw:frame><draw:frame draw:id="id103" draw:style-name="a99" draw:name="Text Box 34" svg:x="0.88333in" svg:y="2.95759in" svg:width="0.98383in" svg:height="0.23192in" style:rel-width="scale" style:rel-height="scale"><draw:text-box><text:p text:style-name="P48">Recall = 0.482</text:p></draw:text-box><svg:title/><svg:desc/></draw:frame><draw:frame draw:id="id104" draw:style-name="a100" draw:name="Text Box 35" svg:x="1.8698in" svg:y="2.83093in" svg:width="0.98383in" svg:height="0.23192in" style:rel-width="scale" style:rel-height="scale"><draw:text-box><text:p text:style-name="Normal"><text:span text:style-name="T49">F</text:span><text:span text:style-name="T50">1</text:span><text:span text:style-name="T51"><text:s/>Score = 0.</text:span><text:span text:style-name="T52">430</text:span></text:p></draw:text-box><svg:title/><svg:desc/></draw:frame><draw:frame draw:id="id105" draw:style-name="a101" draw:name="Text Box 36" svg:x="1.86647in" svg:y="2.95759in" svg:width="0.98383in" svg:height="0.23192in" style:rel-width="scale" style:rel-height="scale"><draw:text-box><text:p text:style-name="P53">MCC = 0.071</text:p></draw:text-box><svg:title/><svg:desc/></draw:frame><draw:g draw:name="Group 108" draw:id="id138"><svg:title/><svg:desc/><draw:g draw:name="Group 41" draw:id="id135"><svg:title/><svg:desc/><draw:g draw:name="Group 15" draw:id="id116"><svg:title/><svg:desc/><draw:g draw:name="Group 10" draw:id="id114"><svg:title/><svg:desc/><draw:custom-shape svg:x="1.62644in" svg:y="2.03254in" svg:width="0.62471in" svg:height="0.40524in" draw:id="id106" draw:style-name="a102" draw:name="Rectangle 1"><svg:title/><svg:desc/><draw:enhanced-geometry draw:type="non-primitive" svg:viewBox="0 0 21600 21600" draw:enhanced-path="M 0 0 L 21600 0 21600 21600 0 21600 Z N"/></draw:custom-shape><draw:custom-shape svg:x="2.24819in" svg:y="2.03254in" svg:width="0.62471in" svg:height="0.40524in" draw:id="id107" draw:style-name="a103" draw:name="Rectangle 3"><svg:title/><svg:desc/><draw:enhanced-geometry draw:type="non-primitive" svg:viewBox="0 0 21600 21600" draw:enhanced-path="M 0 0 L 21600 0 21600 21600 0 21600 Z N"/></draw:custom-shape><draw:custom-shape svg:x="1.62387in" svg:y="2.43555in" svg:width="0.62471in" svg:height="0.40524in" draw:id="id108" draw:style-name="a104" draw:name="Rectangle 4"><svg:title/><svg:desc/><draw:enhanced-geometry draw:type="non-primitive" svg:viewBox="0 0 21600 21600" draw:enhanced-path="M 0 0 L 21600 0 21600 21600 0 21600 Z N"/></draw:custom-shape><draw:custom-shape svg:x="2.24808in" svg:y="2.43555in" svg:width="0.62471in" svg:height="0.40524in" draw:id="id109" draw:style-name="a105" draw:name="Rectangle 5"><svg:title/><svg:desc/><draw:enhanced-geometry draw:type="non-primitive" svg:viewBox="0 0 21600 21600" draw:enhanced-path="M 0 0 L 21600 0 21600 21600 0 21600 Z N"/></draw:custom-shape><draw:custom-shape svg:x="1.62965in" svg:y="1.812in" svg:width="0.62471in" svg:height="0.21962in" draw:id="id110" draw:style-name="a106" draw:name="Rectangle 6"><svg:title/><svg:desc/><draw:enhanced-geometry draw:type="non-primitive" svg:viewBox="0 0 21600 21600" draw:enhanced-path="M 0 0 L 21600 0 21600 21600 0 21600 Z N"/></draw:custom-shape><draw:custom-shape svg:x="2.24808in" svg:y="1.81201in" svg:width="0.62471in" svg:height="0.21962in" draw:id="id111" draw:style-name="a107" draw:name="Rectangle 7"><svg:title/><svg:desc/><draw:enhanced-geometry draw:type="non-primitive" svg:viewBox="0 0 21600 21600" draw:enhanced-path="M 0 0 L 21600 0 21600 21600 0 21600 Z N"/></draw:custom-shape><draw:custom-shape svg:x="1.00174in" svg:y="2.03031in" svg:width="0.62471in" svg:height="0.40524in" draw:id="id112" draw:style-name="a108" draw:name="Rectangle 8"><svg:title/><svg:desc/><draw:enhanced-geometry draw:type="non-primitive" svg:viewBox="0 0 21600 21600" draw:enhanced-path="M 0 0 L 21600 0 21600 21600 0 21600 Z N"/></draw:custom-shape><draw:custom-shape svg:x="1.00174in" svg:y="2.43555in" svg:width="0.62471in" svg:height="0.40524in" draw:id="id113" draw:style-name="a109" draw:name="Rectangle 9"><svg:title/><svg:desc/><draw:enhanced-geometry draw:type="non-primitive" svg:viewBox="0 0 21600 21600" draw:enhanced-path="M 0 0 L 21600 0 21600 21600 0 21600 Z N"/></draw:custom-shape></draw:g><draw:frame draw:id="id115" draw:style-name="a110" draw:name="Text Box 11" svg:x="1.59684in" svg:y="2.03811in" svg:width="0.69627in" svg:height="0.23206in" style:rel-width="scale" style:rel-height="scale"><draw:text-box><text:p text:style-name="P54">True Positives</text:p></draw:text-box><svg:title/><svg:desc/></draw:frame></draw:g><draw:g draw:name="Group 40" draw:id="id134"><svg:title/><svg:desc/><draw:g draw:name="Group 39" draw:id="id120"><svg:title/><svg:desc/><draw:frame draw:id="id117" draw:style-name="a111" draw:name="Text Box 16" svg:x="1.57023in" svg:y="2.42942in" svg:width="0.74714in" svg:height="0.22304in" style:rel-width="scale" style:rel-height="scale"><draw:text-box><text:p text:style-name="P55">False Negatives</text:p></draw:text-box><svg:title/><svg:desc/></draw:frame><draw:frame draw:id="id118" draw:style-name="a112" draw:name="Text Box 17" svg:x="2.20244in" svg:y="2.43923in" svg:width="0.74131in" svg:height="0.23186in" style:rel-width="scale" style:rel-height="scale"><draw:text-box><text:p text:style-name="P56">True Negatives</text:p></draw:text-box><svg:title/><svg:desc/></draw:frame><draw:frame draw:id="id119" draw:style-name="a113" draw:name="Text Box 18" svg:x="2.20734in" svg:y="2.03741in" svg:width="0.73639in" svg:height="0.23186in" style:rel-width="scale" style:rel-height="scale"><draw:text-box><text:p text:style-name="P57">False Positives</text:p></draw:text-box><svg:title/><svg:desc/></draw:frame></draw:g><draw:g draw:name="Group 37" draw:id="id133"><svg:title/><svg:desc/><draw:frame draw:id="id121" draw:style-name="a114" draw:name="Text Box 19" svg:x="1.58493in" svg:y="1.7777in" svg:width="0.69567in" svg:height="0.19437in" style:rel-width="scale" style:rel-height="scale"><draw:text-box><text:p text:style-name="P58">Sarcastic</text:p></draw:text-box><svg:title/><svg:desc/></draw:frame><draw:frame draw:id="id122" draw:style-name="a115" draw:name="Text Box 22" svg:x="0.92333in" svg:y="2.41962in" svg:width="0.78553in" svg:height="0.23186in" style:rel-width="scale" style:rel-height="scale"><draw:text-box><text:p text:style-name="P59">Non-Sarcastic</text:p></draw:text-box><svg:title/><svg:desc/></draw:frame><draw:frame draw:id="id123" draw:style-name="a116" draw:name="Text Box 23" svg:x="0.98213in" svg:y="2.03741in" svg:width="0.69627in" svg:height="0.23206in" style:rel-width="scale" style:rel-height="scale"><draw:text-box><text:p text:style-name="P60">Sarcastic</text:p></draw:text-box><svg:title/><svg:desc/></draw:frame><draw:frame draw:id="id124" draw:style-name="a117" draw:name="Text Box 24" svg:x="0.97723in" svg:y="2.13052in" svg:width="0.7046in" svg:height="0.23186in" style:rel-width="scale" style:rel-height="scale"><draw:text-box><text:p text:style-name="P61">(True Label)</text:p></draw:text-box><svg:title/><svg:desc/></draw:frame><draw:frame draw:id="id125" draw:style-name="a118" draw:name="Text Box 25" svg:x="1.04094in" svg:y="2.52253in" svg:width="0.61127in" svg:height="0.23186in" style:rel-width="scale" style:rel-height="scale"><draw:text-box><text:p text:style-name="P62">(True Label)</text:p></draw:text-box><svg:title/><svg:desc/></draw:frame><draw:frame draw:id="id126" draw:style-name="a119" draw:name="Text Box 26" svg:x="1.58493in" svg:y="1.86591in" svg:width="0.69329in" svg:height="0.23186in" style:rel-width="scale" style:rel-height="scale"><draw:text-box><text:p text:style-name="P63">(Predicted Label)</text:p></draw:text-box><svg:title/><svg:desc/></draw:frame><draw:frame draw:id="id127" draw:style-name="a120" draw:name="Text Box 27" svg:x="2.17494in" svg:y="1.7777in" svg:width="0.75232in" svg:height="0.19437in" style:rel-width="scale" style:rel-height="scale"><draw:text-box><text:p text:style-name="P64">Non-Sarcastic</text:p></draw:text-box><svg:title/><svg:desc/></draw:frame><draw:frame draw:id="id128" draw:style-name="a121" draw:name="Text Box 28" svg:x="2.20734in" svg:y="1.86591in" svg:width="0.72334in" svg:height="0.23186in" style:rel-width="scale" style:rel-height="scale"><draw:text-box><text:p text:style-name="P65">(Predicted Label)</text:p></draw:text-box><svg:title/><svg:desc/></draw:frame><draw:frame draw:id="id129" draw:style-name="a122" draw:name="Text Box 29" svg:x="1.72216in" svg:y="2.15992in" svg:width="0.46083in" svg:height="0.23206in" style:rel-width="scale" style:rel-height="scale"><draw:text-box><text:p text:style-name="P66">211</text:p></draw:text-box><svg:title/><svg:desc/></draw:frame><draw:frame draw:id="id130" draw:style-name="a123" draw:name="Text Box 30" svg:x="2.32985in" svg:y="2.15012in" svg:width="0.46083in" svg:height="0.23206in" style:rel-width="scale" style:rel-height="scale"><draw:text-box><text:p text:style-name="P67">333</text:p></draw:text-box><svg:title/><svg:desc/></draw:frame><draw:frame draw:id="id131" draw:style-name="a124" draw:name="Text Box 31" svg:x="1.74666in" svg:y="2.57153in" svg:width="0.46031in" svg:height="0.23186in" style:rel-width="scale" style:rel-height="scale"><draw:text-box><text:p text:style-name="P68">227</text:p></draw:text-box><svg:title/><svg:desc/></draw:frame><draw:frame draw:id="id132" draw:style-name="a125" draw:name="Text Box 32" svg:x="2.35436in" svg:y="2.56173in" svg:width="0.46083in" svg:height="0.23206in" style:rel-width="scale" style:rel-height="scale"><draw:text-box><text:p text:style-name="P69">483</text:p></draw:text-box><svg:title/><svg:desc/></draw:frame></draw:g></draw:g></draw:g><draw:connector draw:type="line" svg:x1="1.61509in" svg:y1="1.79437in" svg:x2="2.88289in" svg:y2="1.79437in" draw:id="id136" draw:style-name="a126" draw:name="Straight Connector 106"><svg:title/><svg:desc/></draw:connector><draw:connector draw:type="line" svg:x1="0.56406in" svg:y1="2.44056in" svg:x2="1.40018in" svg:y2="2.44056in" draw:id="id137" draw:style-name="a127" draw:transform="translate(-0.98212in -2.44056in) rotate(-1.5708) translate(0.98212in 2.44056in)" draw:name="Straight Connector 107"><svg:title/><svg:desc/></draw:connector></draw:g></draw:g><draw:frame draw:id="id140" draw:style-name="a128" draw:name="Text Box 110" svg:x="1.02222in" svg:y="1.78882in" svg:width="0.575in" svg:height="0.23125in" style:rel-width="scale" style:rel-height="scale"><draw:text-box><text:p text:style-name="P70">N = 1254</text:p></draw:text-box><svg:title/><svg:desc/></draw:frame></draw:g><draw:frame draw:z-index="251713536" draw:id="id142" draw:style-name="a130" draw:name="Text Box 105" text:anchor-type="paragraph" svg:x="4.71806in" svg:y="0.80417in" svg:width="0.98403in" svg:height="0.23125in" style:rel-width="scale" style:rel-height="scale"><draw:text-box><text:p text:style-name="P71">MCC = 0.000</text:p></draw:text-box><svg:title/><svg:desc/></draw:frame><draw:frame draw:z-index="251712512" draw:id="id143" draw:style-name="a131" draw:name="Text Box 104" text:anchor-type="paragraph" svg:x="4.72014in" svg:y="0.67917in" svg:width="0.98403in" svg:height="0.23125in" style:rel-width="scale" style:rel-height="scale"><draw:text-box><text:p text:style-name="Normal"><text:span text:style-name="T72">F</text:span><text:span text:style-name="T73">1</text:span><text:span text:style-name="T74"><text:s/>Score = 0.000</text:span></text:p></draw:text-box><svg:title/><svg:desc/></draw:frame><draw:frame draw:z-index="251711488" draw:id="id144" draw:style-name="a132" draw:name="Text Box 103" text:anchor-type="paragraph" svg:x="3.73472in" svg:y="0.80417in" svg:width="0.98403in" svg:height="0.23125in" style:rel-width="scale" style:rel-height="scale"><draw:text-box><text:p text:style-name="P75">Recall = 0.000</text:p></draw:text-box><svg:title/><svg:desc/></draw:frame><draw:frame draw:z-index="251710464" draw:id="id145" draw:style-name="a133" draw:name="Text Box 102" text:anchor-type="paragraph" svg:x="3.73681in" svg:y="0.67917in" svg:width="0.98403in" svg:height="0.23125in" style:rel-width="scale" style:rel-height="scale"><draw:text-box><text:p text:style-name="P76">Precision = 0.000</text:p></draw:text-box><svg:title/><svg:desc/></draw:frame><draw:g draw:z-index="251709440" draw:name="Group 72" draw:id="id175" draw:style-name="a158" text:anchor-type="paragraph"><svg:title/><svg:desc/><draw:g draw:name="Group 73" draw:id="id156"><svg:title/><svg:desc/><draw:g draw:name="Group 74" draw:id="id154"><svg:title/><svg:desc/><draw:custom-shape svg:x="4.45619in" svg:y="-0.1428in" svg:width="0.62486in" svg:height="0.40539in" draw:id="id146" draw:style-name="a134" draw:name="Rectangle 75"><svg:title/><svg:desc/><draw:enhanced-geometry draw:type="non-primitive" svg:viewBox="0 0 21600 21600" draw:enhanced-path="M 0 0 L 21600 0 21600 21600 0 21600 Z N"/></draw:custom-shape><draw:custom-shape svg:x="5.07809in" svg:y="-0.1428in" svg:width="0.62486in" svg:height="0.40539in" draw:id="id147" draw:style-name="a135" draw:name="Rectangle 76"><svg:title/><svg:desc/><draw:enhanced-geometry draw:type="non-primitive" svg:viewBox="0 0 21600 21600" draw:enhanced-path="M 0 0 L 21600 0 21600 21600 0 21600 Z N"/></draw:custom-shape><draw:custom-shape svg:x="4.45362in" svg:y="0.26036in" svg:width="0.62486in" svg:height="0.40539in" draw:id="id148" draw:style-name="a136" draw:name="Rectangle 77"><svg:title/><svg:desc/><draw:enhanced-geometry draw:type="non-primitive" svg:viewBox="0 0 21600 21600" draw:enhanced-path="M 0 0 L 21600 0 21600 21600 0 21600 Z N"/></draw:custom-shape><draw:custom-shape svg:x="5.07797in" svg:y="0.26036in" svg:width="0.62486in" svg:height="0.40539in" draw:id="id149" draw:style-name="a137" draw:name="Rectangle 78"><svg:title/><svg:desc/><draw:enhanced-geometry draw:type="non-primitive" svg:viewBox="0 0 21600 21600" draw:enhanced-path="M 0 0 L 21600 0 21600 21600 0 21600 Z N"/></draw:custom-shape><draw:custom-shape svg:x="4.4594in" svg:y="-0.36341in" svg:width="0.62486in" svg:height="0.2197in" draw:id="id150" draw:style-name="a138" draw:name="Rectangle 79"><svg:title/><svg:desc/><draw:enhanced-geometry draw:type="non-primitive" svg:viewBox="0 0 21600 21600" draw:enhanced-path="M 0 0 L 21600 0 21600 21600 0 21600 Z N"/></draw:custom-shape><draw:custom-shape svg:x="5.07797in" svg:y="-0.36341in" svg:width="0.62486in" svg:height="0.2197in" draw:id="id151" draw:style-name="a139" draw:name="Rectangle 80"><svg:title/><svg:desc/><draw:enhanced-geometry draw:type="non-primitive" svg:viewBox="0 0 21600 21600" draw:enhanced-path="M 0 0 L 21600 0 21600 21600 0 21600 Z N"/></draw:custom-shape><draw:custom-shape svg:x="3.83134in" svg:y="-0.14503in" svg:width="0.62486in" svg:height="0.40539in" draw:id="id152" draw:style-name="a140" draw:name="Rectangle 81"><svg:title/><svg:desc/><draw:enhanced-geometry draw:type="non-primitive" svg:viewBox="0 0 21600 21600" draw:enhanced-path="M 0 0 L 21600 0 21600 21600 0 21600 Z N"/></draw:custom-shape><draw:custom-shape svg:x="3.83134in" svg:y="0.26036in" svg:width="0.62486in" svg:height="0.40539in" draw:id="id153" draw:style-name="a141" draw:name="Rectangle 82"><svg:title/><svg:desc/><draw:enhanced-geometry draw:type="non-primitive" svg:viewBox="0 0 21600 21600" draw:enhanced-path="M 0 0 L 21600 0 21600 21600 0 21600 Z N"/></draw:custom-shape></draw:g><draw:frame draw:id="id155" draw:style-name="a142" draw:name="Text Box 83" svg:x="4.42658in" svg:y="-0.13722in" svg:width="0.69643in" svg:height="0.23214in" style:rel-width="scale" style:rel-height="scale"><draw:text-box><text:p text:style-name="P77">True Positives</text:p></draw:text-box><svg:title/><svg:desc/></draw:frame></draw:g><draw:g draw:name="Group 84" draw:id="id174"><svg:title/><svg:desc/><draw:g draw:name="Group 85" draw:id="id160"><svg:title/><svg:desc/><draw:frame draw:id="id157" draw:style-name="a143" draw:name="Text Box 86" svg:x="4.39996in" svg:y="0.25423in" svg:width="0.74731in" svg:height="0.22312in" style:rel-width="scale" style:rel-height="scale"><draw:text-box><text:p text:style-name="P78">False<text:s/>Negatives</text:p></draw:text-box><svg:title/><svg:desc/></draw:frame><draw:frame draw:id="id158" draw:style-name="a144" draw:name="Text Box 87" svg:x="5.03232in" svg:y="0.26404in" svg:width="0.74149in" svg:height="0.23194in" style:rel-width="scale" style:rel-height="scale"><draw:text-box><text:p text:style-name="P79">True Negatives</text:p></draw:text-box><svg:title/><svg:desc/></draw:frame><draw:frame draw:id="id159" draw:style-name="a145" draw:name="Text Box 88" svg:x="5.03722in" svg:y="-0.13792in" svg:width="0.73656in" svg:height="0.23194in" style:rel-width="scale" style:rel-height="scale"><draw:text-box><text:p text:style-name="P80">False Positives</text:p></draw:text-box><svg:title/><svg:desc/></draw:frame></draw:g><draw:g draw:name="Group 89" draw:id="id173"><svg:title/><svg:desc/><draw:frame draw:id="id161" draw:style-name="a146" draw:name="Text Box 90" svg:x="4.41467in" svg:y="-0.39773in" svg:width="0.69583in" svg:height="0.19444in" style:rel-width="scale" style:rel-height="scale"><draw:text-box><text:p text:style-name="P81">Sarcastic</text:p></draw:text-box><svg:title/><svg:desc/></draw:frame><draw:frame draw:id="id162" draw:style-name="a147" draw:name="Text Box 91" svg:x="3.7529in" svg:y="0.24443in" svg:width="0.78571in" svg:height="0.23194in" style:rel-width="scale" style:rel-height="scale"><draw:text-box><text:p text:style-name="P82">Non-Sarcastic</text:p></draw:text-box><svg:title/><svg:desc/></draw:frame><draw:frame draw:id="id163" draw:style-name="a148" draw:name="Text Box 92" svg:x="3.81173in" svg:y="-0.13792in" svg:width="0.69643in" svg:height="0.23214in" style:rel-width="scale" style:rel-height="scale"><draw:text-box><text:p text:style-name="P83">Sarcastic</text:p></draw:text-box><svg:title/><svg:desc/></draw:frame><draw:frame draw:id="id164" draw:style-name="a149" draw:name="Text Box 93" svg:x="3.80683in" svg:y="-0.04479in" svg:width="0.70476in" svg:height="0.23194in" style:rel-width="scale" style:rel-height="scale"><draw:text-box><text:p text:style-name="P84">(True Label)</text:p></draw:text-box><svg:title/><svg:desc/></draw:frame><draw:frame draw:id="id165" draw:style-name="a150" draw:name="Text Box 94" svg:x="3.87055in" svg:y="0.34737in" svg:width="0.61141in" svg:height="0.23194in" style:rel-width="scale" style:rel-height="scale"><draw:text-box><text:p text:style-name="P85">(True Label)</text:p></draw:text-box><svg:title/><svg:desc/></draw:frame><draw:frame draw:id="id166" draw:style-name="a151" draw:name="Text Box 95" svg:x="4.41467in" svg:y="-0.30949in" svg:width="0.69345in" svg:height="0.23194in" style:rel-width="scale" style:rel-height="scale"><draw:text-box><text:p text:style-name="P86">(Predicted Label)</text:p></draw:text-box><svg:title/><svg:desc/></draw:frame><draw:frame draw:id="id167" draw:style-name="a152" draw:name="Text Box 96" svg:x="5.06173in" svg:y="-0.39773in" svg:width="0.69583in" svg:height="0.19444in" style:rel-width="scale" style:rel-height="scale"><draw:text-box><text:p text:style-name="P87">Non-Sarcastic</text:p></draw:text-box><svg:title/><svg:desc/></draw:frame><draw:frame draw:id="id168" draw:style-name="a153" draw:name="Text Box 97" svg:x="5.03722in" svg:y="-0.30949in" svg:width="0.72351in" svg:height="0.23194in" style:rel-width="scale" style:rel-height="scale"><draw:text-box><text:p text:style-name="P88">(Predicted Label)</text:p></draw:text-box><svg:title/><svg:desc/></draw:frame><draw:frame draw:id="id169" draw:style-name="a154" draw:name="Text Box 98" svg:x="4.55192in" svg:y="-0.01538in" svg:width="0.46094in" svg:height="0.23214in" style:rel-width="scale" style:rel-height="scale"><draw:text-box><text:p text:style-name="P89">2456</text:p></draw:text-box><svg:title/><svg:desc/></draw:frame><draw:frame draw:id="id170" draw:style-name="a155" draw:name="Text Box 99" svg:x="5.15977in" svg:y="-0.02518in" svg:width="0.46094in" svg:height="0.23214in" style:rel-width="scale" style:rel-height="scale"><draw:text-box><text:p text:style-name="P90">2456</text:p></draw:text-box><svg:title/><svg:desc/></draw:frame><draw:frame draw:id="id171" draw:style-name="a156" draw:name="Text Box 100" svg:x="4.57643in" svg:y="0.39639in" svg:width="0.46042in" svg:height="0.23194in" style:rel-width="scale" style:rel-height="scale"><draw:text-box><text:p text:style-name="P91">2456</text:p></draw:text-box><svg:title/><svg:desc/></draw:frame><draw:frame draw:id="id172" draw:style-name="a157" draw:name="Text Box 101" svg:x="5.18428in" svg:y="0.38659in" svg:width="0.46094in" svg:height="0.23214in" style:rel-width="scale" style:rel-height="scale"><draw:text-box><text:p text:style-name="P92">2456</text:p></draw:text-box><svg:title/><svg:desc/></draw:frame></draw:g></draw:g></draw:g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0" svg:viewBox="0 0 20 30" svg:d="m10 0-10 30h20z"/>
    <draw:marker draw:name="a16" svg:viewBox="0 0 20 30" svg:d="m10 0-10 30h20z"/>
    <draw:marker draw:name="a30" svg:viewBox="0 0 20 30" svg:d="m10 0-10 30h20z"/>
    <draw:marker draw:name="a5" svg:viewBox="0 0 20 30" svg:d="m10 0-10 30h20z"/>
    <draw:marker draw:name="a19" svg:viewBox="0 0 20 30" svg:d="m10 0-10 30h20z"/>
    <draw:marker draw:name="a25" svg:viewBox="0 0 20 30" svg:d="m10 0-10 30h20z"/>
    <draw:marker draw:name="a27" svg:viewBox="0 0 20 30" svg:d="m10 0-10 30h20z"/>
    <draw:marker draw:name="a41" svg:viewBox="0 0 20 30" svg:d="m10 0-10 30h20z"/>
    <draw:marker draw:name="a36" svg:viewBox="0 0 20 30" svg:d="m10 0-10 30h20z"/>
    <draw:marker draw:name="a38" svg:viewBox="0 0 20 30" svg:d="m10 0-10 30h20z"/>
    <draw:marker draw:name="a47" svg:viewBox="0 0 20 30" svg:d="m10 0-10 30h20z"/>
    <draw:marker draw:name="a49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lie Hayward</meta:initial-creator>
    <dc:creator>Ellie Hayward</dc:creator>
    <meta:creation-date>2020-04-26T22:10:00Z</meta:creation-date>
    <dc:date>2020-04-27T15:20:00Z</dc:date>
    <meta:template xlink:href="Normal" xlink:type="simple"/>
    <meta:editing-cycles>7</meta:editing-cycles>
    <meta:editing-duration>PT18240S</meta:editing-duration>
    <meta:document-statistic meta:page-count="1" meta:paragraph-count="1" meta:word-count="4" meta:character-count="32" meta:row-count="1" meta:non-whitespace-character-count="2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→</mml:mo>
      </mml:mover>
    </mml:mrow>
    <mml:mrow>
      <mml:mi mathvariant="normal"> </mml:mi>
    </mml:mrow>
  </mml:msub>
</mml:math>
</file>

<file path=Object 10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→</mml:mo>
      </mml:mover>
    </mml:mrow>
    <mml:mrow>
      <mml:mi>t</mml:mi>
      <mml:mo>+</mml:mo>
      <mml:mn>1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y</mml:mi>
    </mml:mrow>
    <mml:mrow>
      <mml:mi>t</mml:mi>
      <mml:mo>+</mml:mo>
      <mml:mn>1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x</mml:mi>
    </mml:mrow>
    <mml:mrow>
      <mml:mi>t</mml:mi>
      <mml:mo>+</mml:mo>
      <mml:mn>1</mml:mn>
    </mml:mrow>
  </mml:msub>
</mml:math>
</file>

<file path=Object 2/content.xml><?xml version="1.0" encoding="utf-8"?>
<mml:math xmlns:mml="http://www.w3.org/1998/Math/MathML" xmlns:m="http://schemas.openxmlformats.org/officeDocument/2006/math">
  <mml:msub>
    <mml:mrow>
      <mml:mi>y</mml:mi>
    </mml:mrow>
    <mml:mrow>
      <mml:mi mathvariant="normal"> </mml:mi>
    </mml:mrow>
  </mml:msub>
</mml:math>
</file>

<file path=Object 3/content.xml><?xml version="1.0" encoding="utf-8"?>
<mml:math xmlns:mml="http://www.w3.org/1998/Math/MathML" xmlns:m="http://schemas.openxmlformats.org/officeDocument/2006/math">
  <mml:mi>x</mml:mi>
</mml:math>
</file>

<file path=Object 4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→</mml:mo>
      </mml:mover>
    </mml:mrow>
    <mml:mrow>
      <mml:mi>t</mml:mi>
      <mml:mo>-</mml:mo>
      <mml:mn>1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>y</mml:mi>
    </mml:mrow>
    <mml:mrow>
      <mml:mi>t</mml:mi>
      <mml:mo>-</mml:mo>
      <mml:mn>1</mml:mn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>x</mml:mi>
    </mml:mrow>
    <mml:mrow>
      <mml:mi>t</mml:mi>
      <mml:mo>-</mml:mo>
      <mml:mn>1</mml:mn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over accent="true">
        <mml:mrow>
          <mml:mi>h</mml:mi>
        </mml:mrow>
        <mml:mo>→</mml:mo>
      </mml:mover>
    </mml:mrow>
    <mml:mrow>
      <mml:mi>t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y</mml:mi>
    </mml:mrow>
    <mml:mrow>
      <mml:mi>t</mml:mi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x</mml:mi>
    </mml:mrow>
    <mml:mrow>
      <mml:mi>t</mml:mi>
    </mml:mrow>
  </mml:msub>
</mml:math>
</file>